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s are only eligible for a refund if found that policy benefits were not discussed with clients or if they were charged after a verbal cancellation by calling our 888-290-9060 number. All of our calls are recorded for quality assurance, if client consents to subscription he/she will not be eligible for a refu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Fields</meta:initial-creator>
    <meta:creation-date>2016-04-27T15:07:28.58</meta:creation-date>
    <meta:document-statistic meta:table-count="0" meta:image-count="0" meta:object-count="0" meta:page-count="1" meta:paragraph-count="1" meta:word-count="53" meta:character-count="319"/>
    <dc:date>2016-04-27T15:16:55.96</dc:date>
    <dc:creator>Jennifer Fields</dc:creator>
    <meta:editing-duration>PT9M28S</meta:editing-duration>
    <meta:editing-cycles>1</meta:editing-cycles>
    <meta:generator>OpenOffice/4.1.1$Win32 OpenOffice.org_project/411m6$Build-9775</meta:generator>
  </office:meta>
</office:document-meta>
</file>